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R :</text:p>
      <text:p text:style-name="P1"/>
      <text:p text:style-name="P2">Ajout pour routage</text:p>
      <text:p text:style-name="P2"/>
      <text:p text:style-name="P3">Commande windows → route print (table de routage)</text:p>
      <text:p text:style-name="P3"/>
      <text:p text:style-name="P3">interfaces = la où on va passer pour accéder à la ressource</text:p>
      <text:p text:style-name="P3">métrique = importance (plus est petite plus est importante sur windows)</text:p>
      <text:p text:style-name="P3"/>
      <text:p text:style-name="P3">regarder commande pour ajouter une route</text:p>
      <text:p text:style-name="P3">(ressemble à route add #ip gw #ip)</text:p>
      <text:p text:style-name="P3"/>
      <text:p text:style-name="P3">mtr #destination (sur linux) = tracert #destination (sur windows)</text:p>
      <text:p text:style-name="P3"/>
      <text:p text:style-name="P3">Quand on a config un dhcp, pour que le client windows « actualise l'ip » il faut faire ipconfig /renew</text:p>
      <text:p text:style-name="P3"/>
      <text:p text:style-name="P3">ipconfig /release pour résilier bail dhcp</text:p>
      <text:p text:style-name="P3"/>
      <text:p text:style-name="P3">Sur linux pour voir les ip attribuer par le dhcp : cd /var/lib/dhcp <text:s text:c="3"/>sudo nano dhcpd.lea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24T13:43:50</meta:creation-date>
    <dc:date>2022-01-24T16:29:27</dc:date>
    <dc:creator>Jordan </dc:creator>
    <meta:editing-duration>PT4M30S</meta:editing-duration>
    <meta:editing-cycles>4</meta:editing-cycles>
    <meta:generator>OpenOffice/4.1.7$Unix OpenOffice.org_project/417m1$Build-9800</meta:generator>
    <meta:document-statistic meta:table-count="0" meta:image-count="0" meta:object-count="0" meta:page-count="1" meta:paragraph-count="11" meta:word-count="100" meta:character-count="578"/>
  </office:meta>
</office:document-meta>
</file>